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Helvetica" svg:font-family="Helvetic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paragraph-properties fo:margin-left="0cm" fo:margin-right="0cm" fo:text-indent="0.714cm" style:auto-text-indent="false"/>
      <style:text-properties fo:font-size="16pt" style:font-size-asian="16pt" style:font-size-complex="16pt"/>
    </style:style>
    <style:style style:name="P4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5" style:family="paragraph" style:parent-style-name="Heading_20_2">
      <style:text-properties fo:font-size="16pt" style:font-size-asian="16pt" style:font-size-complex="16pt"/>
    </style:style>
    <style:style style:name="P6" style:family="paragraph" style:parent-style-name="Heading_20_3">
      <style:text-properties fo:font-size="16pt" style:font-size-asian="16pt" style:font-size-complex="16pt"/>
    </style:style>
    <style:style style:name="P7" style:family="paragraph" style:parent-style-name="Heading_20_3">
      <style:paragraph-properties fo:margin-left="0.82cm" fo:margin-right="0cm" fo:text-indent="-0.82cm" style:auto-text-indent="false"/>
      <style:text-properties fo:font-size="16pt" style:font-size-asian="16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fo:font-weight="bold"/>
    </style:style>
    <style:style style:name="T4" style:family="text">
      <style:text-properties style:font-name="Calibri"/>
    </style:style>
    <style:style style:name="T5" style:family="text">
      <style:text-properties style:font-name="Calibri" fo:font-weight="bold"/>
    </style:style>
    <style:style style:name="T6" style:family="text">
      <style:text-properties style:font-name="Calibri" officeooo:rsid="000c1b0d" style:language-asian="zh" style:country-asian="CN"/>
    </style:style>
    <style:style style:name="T7" style:family="text">
      <style:text-properties style:font-name="Calibri" officeooo:rsid="000cd545" style:language-asian="zh" style:country-asian="CN"/>
    </style:style>
    <style:style style:name="T8" style:family="text">
      <style:text-properties fo:color="#000000" style:font-name="Helvetica" fo:background-color="#ffffff" loext:char-shading-value="0"/>
    </style:style>
    <style:style style:name="T9" style:family="text">
      <style:text-properties fo:color="#000000" fo:background-color="#ffffff" loext:char-shading-value="0"/>
    </style:style>
    <style:style style:name="T10" style:family="text">
      <style:text-properties fo:color="#000000" fo:background-color="#ffffff" loext:char-shading-value="0" style:font-name-asian="Helveti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span text:style-name="T3">1 JSTL</text:span><text:span text:style-name="T2">概述</text:span></text:h>
      <text:h text:style-name="P7" text:outline-level="3"><text:span text:style-name="T5">1</text:span><text:span text:style-name="T2">什么是</text:span><text:span text:style-name="T3">JSTL</text:span></text:h>
      <text:p text:style-name="P2"><text:span text:style-name="T9"><text:tab/></text:span><text:span text:style-name="T8">JSP </text:span><text:span text:style-name="T10">标准标记库（</text:span><text:span text:style-name="T8">JSP Standard Tag Library</text:span><text:span text:style-name="T10">，</text:span><text:span text:style-name="T8">JSTL</text:span><text:span text:style-name="T10">）是一个实现 </text:span><text:span text:style-name="T8">Web </text:span><text:span text:style-name="T10">应用程序中常见的通用功能的定制标记库集，这些功能包括迭代和条件判断、数据管理格式化、</text:span><text:span text:style-name="T8">XML </text:span><text:span text:style-name="T10">操作以及数据库访问。</text:span><text:span text:style-name="T1">既然是第三方的东西，那么就需要导包。但是如果你使用的是</text:span>MyEclipse<text:span text:style-name="T1">，那么</text:span><text:span text:style-name="T4">MyEclipse</text:span><text:span text:style-name="T1">会帮你导包的。</text:span></text:p>
      <text:h text:style-name="P6" text:outline-level="3"><text:span text:style-name="T3">2</text:span><text:span text:style-name="T2">　导入标签库</text:span></text:h>
      <text:p text:style-name="P3"><text:span text:style-name="T1">导入标签库需要使用</text:span>taglib<text:span text:style-name="T1">指令！</text:span></text:p>
      <text:p text:style-name="P4"><text:span text:style-name="T7">核心</text:span><text:span text:style-name="T4">&lt;%@ taglib prefix="c" uri="http://java.sun.com/</text:span>jsp/<text:span text:style-name="T4">jstl/core" %&gt;</text:span></text:p>
      <text:p text:style-name="P4"><text:span text:style-name="T7">格式化</text:span><text:span text:style-name="T4">&lt;%@ taglib prefix="</text:span><text:span text:style-name="T6">fmt</text:span><text:span text:style-name="T4">" uri="http://java.sun.com/</text:span>jsp/<text:span text:style-name="T4">jstl/</text:span>fmt<text:span text:style-name="T4">" %&gt;</text:span></text:p>
      <text:p text:style-name="P4"><text:span text:style-name="T7">函数</text:span><text:span text:style-name="T4">&lt;%@ taglib prefix="</text:span><text:span text:style-name="T6">f</text:span><text:span text:style-name="T4">" uri="http://java.sun.com/</text:span>jsp/<text:span text:style-name="T4">jstl/</text:span>functions<text:span text:style-name="T4">" %&gt;</text:span></text:p>
      <text:p text:style-name="P4"><text:span text:style-name="T1">这东西不用去背，可以把光标放到</text:span>uri<text:span text:style-name="T1">属性位置上，使用</text:span><text:span text:style-name="T4">Alt+/</text:span><text:span text:style-name="T1">来查看</text:span><text:span text:style-name="T4">uri</text:span><text:span text:style-name="T1">列表，找到其中包含</text:span><text:span text:style-name="T4">jstl</text:span><text:span text:style-name="T1">，并且包含</text:span><text:span text:style-name="T4">core</text:span><text:span text:style-name="T1">的就是了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Helvetica" svg:font-family="Helvetic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22S</meta:editing-duration>
    <meta:editing-cycles>5</meta:editing-cycles>
    <meta:generator>LibreOffice/5.3.0.3$Windows_X86_64 LibreOffice_project/7074905676c47b82bbcfbea1aeefc84afe1c50e1</meta:generator>
    <dc:date>2018-03-26T10:13:26.583000000</dc:date>
    <meta:document-statistic meta:table-count="0" meta:image-count="0" meta:object-count="0" meta:page-count="1" meta:paragraph-count="9" meta:word-count="212" meta:character-count="472" meta:non-whitespace-character-count="450"/>
    <meta:user-defined meta:name="Info 1"/>
    <meta:user-defined meta:name="Info 2"/>
    <meta:user-defined meta:name="Info 3"/>
    <meta:user-defined meta:name="Info 4"/>
  </office:meta>
</office:document-meta>
</file>